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3"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5" style:family="paragraph" style:parent-style-name="Standard" style:list-style-name="L1">
      <style:paragraph-properties fo:text-align="start" style:justify-single-word="false"/>
      <style:text-properties style:font-name="Ubuntu" fo:font-size="10.6999998092651pt" officeooo:paragraph-rsid="001b678d"/>
    </style:style>
    <style:style style:name="P6" style:family="paragraph" style:parent-style-name="Standard" style:list-style-name="L1">
      <style:paragraph-properties fo:text-align="start" style:justify-single-word="false"/>
      <style:text-properties style:font-name="Ubuntu" fo:font-size="10.6999998092651pt" officeooo:paragraph-rsid="001ef0c4"/>
    </style:style>
    <style:style style:name="P7" style:family="paragraph" style:parent-style-name="Standard" style:list-style-name="L1">
      <style:paragraph-properties fo:text-align="start" style:justify-single-word="false"/>
      <style:text-properties style:font-name="Ubuntu" fo:font-size="10.6999998092651pt" officeooo:paragraph-rsid="001cd2c0"/>
    </style:style>
    <style:style style:name="P8" style:family="paragraph" style:parent-style-name="Standard" style:list-style-name="L1">
      <style:paragraph-properties fo:text-align="start" style:justify-single-word="false"/>
      <style:text-properties style:font-name="Ubuntu" fo:font-size="10.6999998092651pt" officeooo:rsid="001dbe2d" officeooo:paragraph-rsid="001dbe2d"/>
    </style:style>
    <style:style style:name="P9" style:family="paragraph" style:parent-style-name="Standard" style:list-style-name="L1">
      <style:paragraph-properties fo:text-align="start" style:justify-single-word="false"/>
      <style:text-properties style:font-name="Ubuntu" fo:font-size="10.6999998092651pt" officeooo:rsid="001ef0c4" officeooo:paragraph-rsid="001dd524"/>
    </style:style>
    <style:style style:name="P10" style:family="paragraph" style:parent-style-name="Standard">
      <style:paragraph-properties fo:text-align="center" style:justify-single-word="false"/>
      <style:text-properties style:font-name="Ubuntu" fo:font-size="18pt" fo:font-weight="normal" officeooo:rsid="00202ada" officeooo:paragraph-rsid="00202ada"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style:font-name="Ubuntu" fo:font-size="24pt" fo:font-weight="normal" officeooo:rsid="00202ada" officeooo:paragraph-rsid="00202ada"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Ubuntu" fo:font-size="12pt" fo:font-weight="normal" officeooo:rsid="0021b00c" officeooo:paragraph-rsid="0021b00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officeooo:rsid="00233875" officeooo:paragraph-rsid="0023387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fo:font-weight="normal" officeooo:rsid="0024ca7c" officeooo:paragraph-rsid="0024ca7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fo:font-weight="normal" officeooo:rsid="0026d360" officeooo:paragraph-rsid="0026d36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normal" officeooo:rsid="0027de25" officeooo:paragraph-rsid="0027de2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Ubuntu" fo:font-size="12pt" fo:font-weight="normal" officeooo:rsid="00290e27" officeooo:paragraph-rsid="00290e2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Ubuntu" fo:font-size="12pt" fo:font-weight="normal" officeooo:rsid="0029caf5" officeooo:paragraph-rsid="0029caf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Ubuntu" fo:font-size="12pt" fo:font-weight="normal" officeooo:rsid="002a736c" officeooo:paragraph-rsid="002a736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Ubuntu" fo:font-size="12pt" fo:font-weight="normal" officeooo:rsid="002ed238" officeooo:paragraph-rsid="002ed23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Ubuntu" fo:font-size="12pt" fo:font-weight="normal" officeooo:rsid="0032a1ef" officeooo:paragraph-rsid="0032a1e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Ubuntu" fo:font-size="12pt" fo:font-weight="normal" officeooo:rsid="00381773" officeooo:paragraph-rsid="0038f06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Ubuntu" fo:font-size="12pt" fo:font-weight="normal" officeooo:rsid="0038f068" officeooo:paragraph-rsid="0038f06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Ubuntu" fo:font-size="12pt" fo:font-weight="normal" officeooo:rsid="00396a4b" officeooo:paragraph-rsid="00396a4b"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Ubuntu" fo:font-size="12pt" fo:font-weight="normal" officeooo:rsid="003db4b4" officeooo:paragraph-rsid="004048e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Ubuntu" fo:font-size="12pt" fo:font-weight="normal" officeooo:rsid="0041a020" officeooo:paragraph-rsid="0041a02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Ubuntu" fo:font-size="12pt" fo:font-weight="normal" officeooo:rsid="0041a020" officeooo:paragraph-rsid="004335c0"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Ubuntu" fo:font-size="12pt" fo:font-weight="normal" officeooo:rsid="0041a020" officeooo:paragraph-rsid="004493b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Ubuntu" fo:font-size="12pt" fo:font-weight="normal" officeooo:rsid="004335c0" officeooo:paragraph-rsid="004335c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Ubuntu" fo:font-size="12pt" fo:font-weight="normal" officeooo:rsid="0045f25c" officeooo:paragraph-rsid="0045f25c"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Ubuntu" fo:font-size="12pt" fo:font-weight="normal" officeooo:rsid="0046d84b" officeooo:paragraph-rsid="0046d84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Ubuntu" fo:font-size="12pt" fo:font-weight="normal" officeooo:rsid="004b1445" officeooo:paragraph-rsid="004b144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Ubuntu" fo:font-size="12pt" fo:font-weight="normal" officeooo:rsid="004bcc2c" officeooo:paragraph-rsid="004bcc2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Ubuntu" fo:font-size="12pt" fo:font-weight="normal" officeooo:rsid="0024528e" officeooo:paragraph-rsid="0024528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Ubuntu" fo:font-size="12pt" fo:font-weight="normal" officeooo:rsid="0024528e" officeooo:paragraph-rsid="002a736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Ubuntu" fo:font-size="12pt" fo:font-weight="normal" officeooo:rsid="0024ca7c" officeooo:paragraph-rsid="0024ca7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Ubuntu" fo:font-size="12pt" fo:font-weight="normal" officeooo:rsid="002a736c" officeooo:paragraph-rsid="002a736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Ubuntu" fo:font-size="12pt" fo:font-weight="normal" officeooo:rsid="002c0976" officeooo:paragraph-rsid="002c097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Ubuntu" fo:font-size="12pt" fo:font-weight="normal" officeooo:rsid="002de286" officeooo:paragraph-rsid="002de28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Ubuntu" fo:font-size="12pt" fo:font-weight="normal" officeooo:rsid="002f2d31" officeooo:paragraph-rsid="002f2d3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Ubuntu" fo:font-size="12pt" fo:font-weight="normal" officeooo:rsid="003bd6a4" officeooo:paragraph-rsid="003bd6a4"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T1" style:family="text">
      <style:text-properties fo:font-size="10.6999998092651pt"/>
    </style:style>
    <style:style style:name="T2" style:family="text">
      <style:text-properties officeooo:rsid="001cd2c0"/>
    </style:style>
    <style:style style:name="T3" style:family="text">
      <style:text-properties style:font-size-asian="12pt"/>
    </style:style>
    <style:style style:name="T4" style:family="text">
      <style:text-properties officeooo:rsid="001cd2c0" style:font-size-asian="12pt"/>
    </style:style>
    <style:style style:name="T5" style:family="text">
      <style:text-properties officeooo:rsid="0029caf5"/>
    </style:style>
    <style:style style:name="T6" style:family="text">
      <style:text-properties officeooo:rsid="0029ef6b"/>
    </style:style>
    <style:style style:name="T7" style:family="text">
      <style:text-properties officeooo:rsid="0030cef9"/>
    </style:style>
    <style:style style:name="T8" style:family="text">
      <style:text-properties officeooo:rsid="00348c68"/>
    </style:style>
    <style:style style:name="T9" style:family="text">
      <style:text-properties officeooo:rsid="00358232"/>
    </style:style>
    <style:style style:name="T10" style:family="text">
      <style:text-properties officeooo:rsid="00361823"/>
    </style:style>
    <style:style style:name="T11" style:family="text">
      <style:text-properties officeooo:rsid="00381773"/>
    </style:style>
    <style:style style:name="T12" style:family="text">
      <style:text-properties officeooo:rsid="003a0957"/>
    </style:style>
    <style:style style:name="T13" style:family="text">
      <style:text-properties officeooo:rsid="003dcee2"/>
    </style:style>
    <style:style style:name="T14" style:family="text">
      <style:text-properties officeooo:rsid="003fd90e"/>
    </style:style>
    <style:style style:name="T15" style:family="text">
      <style:text-properties officeooo:rsid="0041a020"/>
    </style:style>
    <style:style style:name="T16" style:family="text">
      <style:text-properties officeooo:rsid="004493b2"/>
    </style:style>
    <style:style style:name="T17" style:family="text">
      <style:text-properties officeooo:rsid="0049911a"/>
    </style:style>
    <style:style style:name="T18" style:family="text">
      <style:text-properties officeooo:rsid="004bcc2c"/>
    </style:style>
    <style:style style:name="T19" style:family="text">
      <style:text-properties officeooo:rsid="004dadd7"/>
    </style:style>
    <style:style style:name="T20" style:family="text">
      <style:text-properties officeooo:rsid="004e6e9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CÁTEDRA DE SISTEMAS OPERATIVOS II</text:p>
      <text:p text:style-name="P1">Departamento de Computación</text:p>
      <text:p text:style-name="P2">FCEFyN - UNC</text:p>
      <text:p text:style-name="P1"/>
      <text:p text:style-name="P1"/>
      <text:p text:style-name="P11">Trabajo Practico Nro1</text:p>
      <text:p text:style-name="P1"/>
      <text:p text:style-name="P1"/>
      <text:p text:style-name="P11">Agustin Colazo</text:p>
      <text:p text:style-name="P1"/>
      <text:p text:style-name="P1"/>
      <text:p text:style-name="P1"/>
      <text:p text:style-name="P1"/>
      <text:p text:style-name="P1"/>
      <text:p text:style-name="P1"/>
      <text:p text:style-name="P1"/>
      <text:p text:style-name="P1"/>
      <text:p text:style-name="P1"/>
      <text:p text:style-name="P10">Cordoba, 2 de abril de 2017</text:p>
      <text:p text:style-name="P3"/>
      <text:p text:style-name="P4"><text:soft-page-break/>Índice</text:p>
      <text:list xml:id="list7349938391894423695" text:style-name="L1">
        <text:list-item>
          <text:p text:style-name="P5">Introducción</text:p>
          <text:list>
            <text:list-item>
              <text:p text:style-name="P5">Propósito</text:p>
            </text:list-item>
            <text:list-item>
              <text:p text:style-name="P6">Ambito del Sistema</text:p>
            </text:list-item>
            <text:list-item>
              <text:p text:style-name="P6">Definiciones, <text:span text:style-name="T2">Acrónimos</text:span> y Abreviaturas </text:p>
            </text:list-item>
            <text:list-item>
              <text:p text:style-name="P6">Referencias</text:p>
            </text:list-item>
            <text:list-item>
              <text:p text:style-name="P6"><text:span text:style-name="T2">Descripción</text:span> General del Documento</text:p>
            </text:list-item>
          </text:list>
        </text:list-item>
        <text:list-item>
          <text:p text:style-name="P7">Descripción General</text:p>
          <text:list>
            <text:list-item>
              <text:p text:style-name="P7">Perspectiva del Producto </text:p>
            </text:list-item>
            <text:list-item>
              <text:p text:style-name="P7">Funciones del Producto</text:p>
            </text:list-item>
            <text:list-item>
              <text:p text:style-name="P7">Características de los Usuarios </text:p>
            </text:list-item>
            <text:list-item>
              <text:p text:style-name="P7">Restricciones</text:p>
            </text:list-item>
            <text:list-item>
              <text:p text:style-name="P7">Suposiciones y Dependencias</text:p>
            </text:list-item>
            <text:list-item>
              <text:p text:style-name="P7">Requisitos Futuros</text:p>
            </text:list-item>
          </text:list>
        </text:list-item>
        <text:list-item>
          <text:p text:style-name="P7">Requisitos Específicos</text:p>
          <text:list>
            <text:list-item>
              <text:p text:style-name="P7">Interfaces Externas</text:p>
            </text:list-item>
            <text:list-item>
              <text:p text:style-name="P7">Funciones</text:p>
            </text:list-item>
            <text:list-item>
              <text:p text:style-name="P7">Requisitos de Rendimiento</text:p>
            </text:list-item>
            <text:list-item>
              <text:p text:style-name="P7">Restricciones de Diseño</text:p>
            </text:list-item>
            <text:list-item>
              <text:p text:style-name="P7">Atributos del Sistema</text:p>
            </text:list-item>
            <text:list-item>
              <text:p text:style-name="P7">Otros Requisitos </text:p>
            </text:list-item>
          </text:list>
        </text:list-item>
        <text:list-item>
          <text:p text:style-name="P8">Diseño de solución</text:p>
        </text:list-item>
        <text:list-item>
          <text:p text:style-name="P8">Implementación y Resultados</text:p>
        </text:list-item>
        <text:list-item>
          <text:p text:style-name="P9">Conclusiones</text:p>
        </text:list-item>
        <text:list-item>
          <text:p text:style-name="P7">Apéndices</text:p>
        </text:list-item>
      </text:list>
      <text:p text:style-name="P12"/>
      <text:p text:style-name="P12"/>
      <text:p text:style-name="P21"/>
      <text:p text:style-name="P20"/>
      <text:p text:style-name="P13">1. Introduccion</text:p>
      <text:p text:style-name="P13"/>
      <text:p text:style-name="P13">1.1. Proposito</text:p>
      <text:p text:style-name="P13">El proposito del sistema es que permita realizar la conexión, control y transferencia de datos telemtricos entre un cliente y el servidor que contiene los datos de las estaciones hidro-meteorológicas automáticas.</text:p>
      <text:p text:style-name="P13"/>
      <text:p text:style-name="P14">1.2. Ambito del sistema</text:p>
      <text:p text:style-name="P14">El software a construir tiene, como objetivo principal, permitir el acceso a los datos recolectados y/o procesados desde internet. Pudiendo consultar y transferir archivos desde el servidor a los clientes que se pueden encontrar en cualquier lugar del mundo.</text:p>
      <text:p text:style-name="P14"/>
      <text:p text:style-name="P35">1.3. <text:span text:style-name="T3">Definiciones, </text:span><text:span text:style-name="T4">Acrónimos</text:span><text:span text:style-name="T3"> y Abreviaturas</text:span></text:p>
      <text:p text:style-name="P35"/>
      <text:p text:style-name="P35">1.4. Referencias</text:p>
      <text:p text:style-name="P35"/>
      <text:p text:style-name="P35">1.5. Descripcion general del documento</text:p>
      <text:p text:style-name="P35"/>
      <text:p text:style-name="P35">2. Descripcion general</text:p>
      <text:p text:style-name="P35"/>
      <text:p text:style-name="P35">2.1. Perspectiva del producto</text:p>
      <text:p text:style-name="P41">El producto esta orientado al procesamiento de los datos recolectados para el estudio y analisis de estos datos. <text:span text:style-name="T7">Tambien se utilizara estos datos para la prediccion del clima en determinadas localidades.</text:span></text:p>
      <text:p text:style-name="P35"/>
      <text:p text:style-name="P35"><text:soft-page-break/>2.3. Caracteristicas de los usuarios</text:p>
      <text:p text:style-name="P36">Los usuarios del sistemas seran investigadores de universidades, instituciones u determinados organismos gubernamentales. Tambien tendran acceso al sistema tecnicos a cargo de las estaciones.</text:p>
      <text:p text:style-name="P36"/>
      <text:p text:style-name="P20">2.4. Restricciones</text:p>
      <text:p text:style-name="P22"><text:span text:style-name="T10">L</text:span>a licencia del <text:span text:style-name="T10">producto</text:span> pertenecera al gobierno. No se podra hacer uso del codigo <text:span text:style-name="T8">realizado </text:span>para <text:span text:style-name="T9">su venta</text:span> a instituciones nacionales o extranjeras.</text:p>
      <text:p text:style-name="P20"/>
      <text:p text:style-name="P20">2.5. Supocision<text:span text:style-name="T11">es</text:span> y Dependencias</text:p>
      <text:p text:style-name="P24">Los programas servidor y cliente correran en sistemas operativos con kernel Linux.</text:p>
      <text:p text:style-name="P24">Tanto el servidor como el cliente tendran acceso a internet a traves de un router o modem, y tendran una direccion IPv4.</text:p>
      <text:p text:style-name="P24">Los datos se presentaran en un archivo .csv y los datos estaran ordenados por numero de estacion y por fecha-hora.</text:p>
      <text:p text:style-name="P25">El servidor dispondra de suficiente memoria para poder cargar los datos del archivo .csv como una estructura en la memoria de la aplicación <text:span text:style-name="T12">servidor.</text:span></text:p>
      <text:p text:style-name="P23"/>
      <text:p text:style-name="P20">2.6. Requisitos Futuros</text:p>
      <text:p text:style-name="P20">Tener una base de datos para poder guardar usuarios y contraseñas <text:s/>de modo permanente.</text:p>
      <text:p text:style-name="P38">Agregar usuarios y contraseñas a la base de datos de usuarios.</text:p>
      <text:p text:style-name="P38">Encriptacion de las contraseñas de los usuarios.</text:p>
      <text:p text:style-name="P39">Acceso especial para administradores que puedan agregar usuarios nuevos.</text:p>
      <text:p text:style-name="P40">Control para que solo pueda haber una sesion de un determinado usuario.</text:p>
      <text:p text:style-name="P38"/>
      <text:p text:style-name="P35"/>
      <text:p text:style-name="P37">3. Requisitos especificos</text:p>
      <text:p text:style-name="P37"/>
      <text:p text:style-name="P37">3.1. Interfaces externas</text:p>
      <text:p text:style-name="P37">Dispositivo del cliente que debe tener instalado un sistema operativo con kernel linux.</text:p>
      <text:p text:style-name="P37">Disposito del servidor que debe tener instalado un sistema operativo con kernel linux.</text:p>
      <text:p text:style-name="P37">Sensores con los cuales se haran las mediciones: barómetro, termómetro, sensor de radiación solar, sensor de velocidad del viento, sensor de humedad, etc.</text:p>
      <text:p text:style-name="P37"/>
      <text:p text:style-name="P37">3.2. Funciones</text:p>
      <text:p text:style-name="P37">- autenticacion de usuario: verificar el usuario que accede al servidor con una contraseña.</text:p>
      <text:p text:style-name="P37">- agregar usuario y contraseña: posibilidad de agregar un nuevo usuario y su contraseña.</text:p>
      <text:p text:style-name="P37">- listar: muestra un listado de todas las estaciones que hay en la “base de datos”,</text:p>
      <text:p text:style-name="P37">y muestra de que censores tiene datos.</text:p>
      <text:p text:style-name="P37">- descargar no_estación: descarga un archivo con todos los datos de</text:p>
      <text:p text:style-name="P37">no_estación.</text:p>
      <text:p text:style-name="P37">- diario_precipitacion no_estación: muestra el acumulado diario de la variable</text:p>
      <text:p text:style-name="P37">precipitación de no_estación (no_día: acumnulado mm).</text:p>
      <text:p text:style-name="P37">- mensual_precipitacion no_estación: muestra el acumulado mensual de la</text:p>
      <text:p text:style-name="P37">variable precipitación (no_día: acumnulado mm).</text:p>
      <text:p text:style-name="P37">- promedio variable: muestra el promedio de todas las muestras de la variable</text:p>
      <text:p text:style-name="P37">de cada estación (no_estacion: promedio.</text:p>
      <text:p text:style-name="P42">- free: libera la memoria del servidor.</text:p>
      <text:p text:style-name="P37">- desconectar: termina la sesión del usuario.</text:p>
      <text:p text:style-name="P37"/>
      <text:p text:style-name="P15">3.3. Requisitos de Rendimiento</text:p>
      <text:p text:style-name="P15"><text:soft-page-break/>Tiempo de procesamiento de solicitudes del cliente menor a 20 segundos.</text:p>
      <text:p text:style-name="P15">Capacidad de mantener coneccion con 100 usuarios <text:span text:style-name="T5">simultaneamente.</text:span></text:p>
      <text:p text:style-name="P15">Atender concurrentemente a los usuarios. Se asigna un proceso a cada usuario.</text:p>
      <text:p text:style-name="P30">Robustez del sistema: Que no se caiga el sistema por la ejecucion correcta o incorrecta delos comandos, o por recibir mensajes no comunes.</text:p>
      <text:p text:style-name="P15"/>
      <text:p text:style-name="P15">3.4. Restricciones de diseño</text:p>
      <text:p text:style-name="P16">Las limitaciones de diseño estan dadas por tipo de kernel que se utilizara (linux). Por el formato con que los datos recolectados se presentan (en formato .csv).</text:p>
      <text:p text:style-name="P16">Por las herramientas de compilacion con que se cuenta en la plataforma en que se correra el servidor (compilacion con terminal de ubuntu, gcc). Por el las herramientas y protocolos que se utilizaran para la comunicación (sockets; protocolos tcp y udp). Y por el tiempo de entrega del proyecto cuya fecha limite es el 16 de abril a las 23.59.</text:p>
      <text:p text:style-name="P16"/>
      <text:p text:style-name="P15">3.5. Atributos del sistema</text:p>
      <text:p text:style-name="P16">El sistema cuenta con un servidor y 16 sensores. Tambien cuenta con conexión a internet.</text:p>
      <text:p text:style-name="P15"/>
      <text:p text:style-name="P15">3.6. Otros requisitos</text:p>
      <text:p text:style-name="P15">Los procesos deben ser mono-thread. </text:p>
      <text:p text:style-name="P17">Acceso a internet.</text:p>
      <text:p text:style-name="P17">Sistema operativo con kernel linux. </text:p>
      <text:p text:style-name="P17">Acceso remoto para poder actualizar el software en el servidor.</text:p>
      <text:p text:style-name="P18"><text:span text:style-name="T6">F</text:span>iabilidad de <text:span text:style-name="T5">los datos recolectados, procesados y enviados.</text:span></text:p>
      <text:p text:style-name="P19">Control de errores en la trasferencia de archivos.</text:p>
      <text:p text:style-name="P19"/>
      <text:p text:style-name="P21">4. Diseño de solucion</text:p>
      <text:p text:style-name="P28">Se hicieron dos aplicaciones, una se ejecuta en el cliente y otra en el servidor. La aplicación del servidor es la que procesa los datos y envia informacion procesada al cliente. El cliente recibe la informacion y la muestra en pantalla. </text:p>
      <text:p text:style-name="P29">La logica en el cliente es minima, tiene algunas funciones especiales para poder descargar archivos del servidor, cerrarse si se valida mal el usuario o cerrarse al ejecutar el comando “desconectar”. <text:s/><text:span text:style-name="T16">El cliente tambien controla minimamente lo que se ingresa en la terminal para enviar al servidor. </text:span></text:p>
      <text:p text:style-name="P29">Para la comunicación se implementan sockets y es orientada a conexión. Solo la transferencia de archivos es no orientada a conexión. </text:p>
      <text:p text:style-name="P30">El procesamiento de los datos recolectados se realiza en el <text:span text:style-name="T18">servidor</text:span>. La creacion del archivo a transferir tambien. El servidor tambien hace uso de pipes para la sincronizacion entre procesos, lo cual se requiere en la funcion de transferencia de archivo.</text:p>
      <text:p text:style-name="P27">El servidor crea un proceso para atender a cada cliente.</text:p>
      <text:p text:style-name="P34">Ademas, el servidor controla que la mayor parte de los comandos <text:span text:style-name="T19">enviados</text:span> por el cliente tengan el formato c<text:span text:style-name="T20">orrecto. La mayor parte de la logica esta en la aplicación servidor.</text:span></text:p>
      <text:p text:style-name="P34"/>
      <text:p text:style-name="P21">5. Implementacion y Resultados</text:p>
      <text:p text:style-name="P26">Se desarrollaron dos aplicaciones: Una aplicación servidor y una aplicación cliente. La aplicación servidor se ejecutara en la AWS mientras que la aplicación cliente se ejecutara en el dispositivo cliente. </text:p>
      <text:p text:style-name="P26">El cliente se conectara al servidor, el servidor tiene en memoria de aplicación una lista con usuarios y contraseñas; el servidor valida al usuario. Si el usuario es validado correctamente entonces desde la aplicación cliente se podran enviar los distintos comandos. En caso de que no sea validado el usuario en el cliente se imprime un mensaje y se cierra la aplicación. </text:p>
      <text:p text:style-name="P26"><text:soft-page-break/>Una vez conectados y validado el cliente, este pueden enviar comandos y mensajes al servidor. El servidor recibe el comando y valida si los argumentos del comando son validos. En caso de faltar algun argumento o no ser validos, se notifica al cliente. Sino se continua con la operación. El servidor procesa los datos y envia el dato pedido por el cliente en una comunicación orientada a la conexión (por paquetes TCP).</text:p>
      <text:p text:style-name="P26">En el caso de que el cliente ejecuta el comando para descargar una archivo del servidor. El mismo valida si el numero de la estacion existe. En caso de que no, se notifica al cliente. Si esta estacion existe, entonces el servidor crea un proceso que crea el archivo y levanta un servidor UDP en <text:span text:style-name="T14">puerto siguiente</text:span>, luego notifica al cliente de que el archivo esta listo para descargar. El cliente envia paquetes UDP (sin conexión) para notificar al servidor UDP y este pasa a transferir el archivo. <text:span text:style-name="T15">El cliente recibe el archivo en partes y lo reconstruye. Ademas</text:span> bloquea la interfaz hasta recibir todo el archivo. Una vez completada la transferencia el proceso que levanta el servidor UDP termina y el cliente vuelve a manejar los paquetes TCP <text:span text:style-name="T13">para enviar nuevos comandos al servidor.</text:span></text:p>
      <text:p text:style-name="P26"/>
      <text:p text:style-name="P30">Para las pruebas se levantaron las aplicaciones servidor y cliente en una misma red local, en distintas computadoras que tienen el sistema operativo ubuntu. Tambien se utilizo la herramienta gdb para debugear el programa y la herramienta cppcheck para el analisis estatico del codigo.</text:p>
      <text:p text:style-name="P30">Se validaron algunos de los resultados procesados por el servidor usando las funciones de la hoja de calculo de excel.</text:p>
      <text:p text:style-name="P30"/>
      <text:p text:style-name="P30">Los resultados han sido satisfactorios. Los datos recibidos por el cliente son los esperados. El sistema tiene robustez. En caso de errores de tipeo el servidor notifica de estos errores, sin que el sistema se caiga. </text:p>
      <text:p text:style-name="P31">La creacion del archivo a transferir es correcta, y el archivo recibido en el cliente es el mismo que el enviado por el servidor.</text:p>
      <text:p text:style-name="P31"/>
      <text:p text:style-name="P21">6. Conclusiones</text:p>
      <text:p text:style-name="P32">El sistema tiene robustez y esta bien implentado. A pesar de es<text:span text:style-name="T18">t</text:span>o, puede haber ciertas cuestiones que no estan resueltos porque no se han analizado. En los sistemas de software siempre hay lugar para mejorar y seguir desarrollando, corrigiendo errores y agregando nuevas funcionalidades.</text:p>
      <text:p text:style-name="P32">Aun asi hay ciertas cuestiones que hace falta resolver, algunas mas necesarias que otras. No se hizo el control de errores al transferir archivos.</text:p>
      <text:p text:style-name="P32">Tampoco se hace una actualizacion periodica de la base de datos. Los datos se cargan en la memoria de aplicación una vez que el servidor es levantando y nunca mas. Esto no representa un escenario real en que los sensores estarian haciendo mediciones periodicas. <text:span text:style-name="T17">Aunque mejor seria tener un motor de base de datos como MySQL y acceder a los datos directamente.</text:span></text:p>
      <text:p text:style-name="P33">Tambien no se puede agregar usuarios nuevas a la lista, o quitar usuarios de ella. Y no hay un archivo permanente que tenga estos usuarios. Sino que se cargan en la memoria de la aplicación cuando el programa es ejecutado y solo se pueden agregar usuarios desde el codigo y volviendo a compilar. No de modo dinamico. Aun asi, estan implementadas las funciones necesarias para poder hacer de modo dinamico.</text:p>
      <text:p text:style-name="P34">Aun asi, la mayor parte de la funcionalidad del sistema esta bien implementada y probada.</text:p>
      <text:p text:style-name="P32"/>
      <text:p text:style-name="P21"/>
      <text:p text:style-name="P21">7. Apend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4-16T20:09:08.029682489</dc:date>
    <meta:editing-duration>PT2H22M42S</meta:editing-duration>
    <meta:editing-cycles>50</meta:editing-cycles>
    <meta:generator>LibreOffice/4.2.8.2$Linux_X86_64 LibreOffice_project/420m0$Build-2</meta:generator>
    <meta:document-statistic meta:table-count="0" meta:image-count="0" meta:object-count="0" meta:page-count="5" meta:paragraph-count="117" meta:word-count="1656" meta:character-count="10412" meta:non-whitespace-character-count="8873"/>
  </office:meta>
</office:document-meta>
</file>